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abelEventAspect.process( EventAspectContext context , PortalService servi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LabelEventAspect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abelEventAspect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